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.639cm" fo:min-width="0.77cm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 fo:min-height="0.639cm" fo:min-width="0.8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0.639cm" fo:min-width="2.294cm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fo:min-height="0.639cm" fo:min-width="2.421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.639cm" fo:min-width="3.945cm"/>
    </style:style>
    <style:style style:name="gr7" style:family="graphic" style:parent-style-name="objectwithoutfill">
      <style:graphic-properties draw:marker-end="Arrow_20_concave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889cm" svg:x="6.985cm" svg:y="4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0.889cm" svg:x="5.334cm" svg:y="4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3.81cm" svg:y="4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0.889cm" svg:x="2.159cm" svg:y="4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0.635cm" svg:y="4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8.509cm" svg:y="4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10.033cm" svg:y="4.57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98cm" svg:height="0.962cm" svg:x="0.508cm" svg:y="4.499cm">
          <draw:text-box>
            <text:p>ace <text:s text:c="2"/>add <text:s text:c="2"/>age <text:s text:c="2"/>bad <text:s text:c="2"/>bee <text:s text:c="2"/>cab <text:s text:c="2"/>can</text:p>
          </draw:text-box>
        </draw:frame>
        <draw:custom-shape draw:style-name="gr1" draw:text-style-name="P1" draw:layer="layout" svg:width="1.27cm" svg:height="0.889cm" svg:x="6.985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0.889cm" svg:x="5.33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3.81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0.889cm" svg:x="2.159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0.635cm" svg:y="3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889cm" svg:x="8.509cm" svg:y="3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889cm" svg:x="8.509cm" svg:y="2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0.889cm" svg:x="5.334cm" svg:y="2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0.889cm" svg:x="0.635cm" svg:y="2.0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98cm" svg:height="0.962cm" svg:x="0.508cm" svg:y="0.762cm">
          <draw:text-box>
            <text:p>bee <text:s text:c="2"/>age <text:s text:c="2"/>can <text:s text:c="2"/>add <text:s text:c="2"/>bad <text:s text:c="2"/>cab <text:s text:c="2"/>ace</text:p>
          </draw:text-box>
        </draw:frame>
        <draw:frame draw:style-name="gr3" draw:text-style-name="P2" draw:layer="layout" svg:width="10.98cm" svg:height="0.962cm" svg:x="0.508cm" svg:y="1.959cm">
          <draw:text-box>
            <text:p>age <text:s text:c="2"/>add <text:s text:c="2"/>ace <text:s text:c="2"/>bee <text:s text:c="2"/>bad <text:s text:c="2"/>can <text:s text:c="2"/>cab</text:p>
          </draw:text-box>
        </draw:frame>
        <draw:frame draw:style-name="gr3" draw:text-style-name="P2" draw:layer="layout" svg:width="10.98cm" svg:height="0.962cm" svg:x="0.508cm" svg:y="3.229cm">
          <draw:text-box>
            <text:p>ace <text:s text:c="2"/>add <text:s text:c="2"/>age <text:s text:c="2"/>bad <text:s text:c="2"/>bee <text:s text:c="2"/>can <text:s text:c="2"/>cab</text:p>
          </draw:text-box>
        </draw:frame>
        <draw:line draw:style-name="gr7" draw:text-style-name="P3" draw:layer="layout" svg:x1="11.684cm" svg:y1="1.27cm" svg:x2="11.684cm" svg:y2="2.413cm">
          <text:p/>
        </draw:line>
        <draw:line draw:style-name="gr7" draw:text-style-name="P3" draw:layer="layout" svg:x1="11.684cm" svg:y1="2.667cm" svg:x2="11.684cm" svg:y2="3.81cm">
          <text:p/>
        </draw:line>
        <draw:line draw:style-name="gr7" draw:text-style-name="P3" draw:layer="layout" svg:x1="11.684cm" svg:y1="3.937cm" svg:x2="11.684cm" svg:y2="5.08cm">
          <text:p/>
        </draw:line>
        <draw:frame draw:style-name="gr3" draw:text-style-name="P2" draw:layer="layout" svg:width="2.729cm" svg:height="0.986cm" svg:x="11.876cm" svg:y="1.3cm">
          <draw:text-box>
            <text:p>1<text:span text:style-name="T1">st</text:span> letter</text:p>
          </draw:text-box>
        </draw:frame>
        <draw:frame draw:style-name="gr8" draw:text-style-name="P2" draw:layer="layout" svg:width="2.847cm" svg:height="1.016cm" svg:x="11.811cm" svg:y="2.55cm">
          <draw:text-box>
            <text:p>2<text:span text:style-name="T1">nd</text:span> letter</text:p>
          </draw:text-box>
        </draw:frame>
        <draw:frame draw:style-name="gr3" draw:text-style-name="P2" draw:layer="layout" svg:width="2.767cm" svg:height="0.962cm" svg:x="11.838cm" svg:y="3.843cm">
          <draw:text-box>
            <text:p>3<text:span text:style-name="T2">rd</text:span> let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1:32:47.622951887</meta:creation-date>
    <dc:date>2016-12-28T13:40:15.281997437</dc:date>
    <meta:editing-duration>PT45M32S</meta:editing-duration>
    <meta:editing-cycles>7</meta:editing-cycles>
    <meta:generator>LibreOffice/5.0.3.2$Linux_X86_64 LibreOffice_project/00m0$Build-2</meta:generator>
    <meta:document-statistic meta:object-count="26"/>
  </office:meta>
</office:document-meta>
</file>